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officeooo:rsid="00149430" officeooo:paragraph-rsid="00149430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49430" officeooo:paragraph-rsid="001828f2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font-size="88pt" officeooo:rsid="00149430" officeooo:paragraph-rsid="00149430" style:font-size-asian="88pt" style:font-size-complex="88pt"/>
    </style:style>
    <style:style style:name="P4" style:family="paragraph" style:parent-style-name="Standard">
      <style:paragraph-properties fo:text-align="center" style:justify-single-word="false"/>
      <style:text-properties fo:font-size="44pt" officeooo:rsid="00149430" officeooo:paragraph-rsid="00149430" style:font-size-asian="44pt" style:font-size-complex="44pt"/>
    </style:style>
    <style:style style:name="P5" style:family="paragraph" style:parent-style-name="Standard">
      <style:paragraph-properties fo:text-align="center" style:justify-single-word="false"/>
      <style:text-properties fo:font-size="44pt" officeooo:rsid="00149430" officeooo:paragraph-rsid="001828f2" style:font-size-asian="44pt" style:font-size-complex="4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officeooo:rsid="001828f2"/>
    </style:style>
    <style:style style:name="T3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"/></text:p>
      <text:p text:style-name="P1"><text:span text:style-name="T1">An experimental course</text:span><text:line-break/><text:span text:style-name="T3">(CS399/CS599; 14 students; summer 2022)</text:span></text:p>
      <text:p text:style-name="P1"/>
      <text:p text:style-name="P3">Vulkan and</text:p>
      <text:p text:style-name="P3">Real Time Ray Tracing</text:p>
      <text:p text:style-name="P2"><text:line-break/><text:span text:style-name="T2">Based</text:span><text:span text:style-name="T1"> on an </text:span></text:p>
      <text:p text:style-name="P5">independent study course by </text:p>
      <text:p text:style-name="P4">Nicholas Miller, fall 202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2in" fo:margin-bottom="0.2in" fo:margin-left="0.2in" fo:margin-right="0.6in" fo:border="9.01pt solid #000000" fo:padding="0in" style:shadow="none" fo:background-color="#00a93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a933" draw:opacity="100%" style:footnote-max-height="0in" loext:margin-gutter="0.1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a933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08:24:50.328375691</meta:creation-date>
    <dc:date>2022-08-09T20:21:29.296863130</dc:date>
    <meta:editing-duration>PT23M12S</meta:editing-duration>
    <meta:editing-cycles>10</meta:editing-cycles>
    <meta:generator>LibreOffice/7.3.5.2$Linux_X86_64 LibreOffice_project/30$Build-2</meta:generator>
    <meta:document-statistic meta:table-count="0" meta:image-count="0" meta:object-count="0" meta:page-count="1" meta:paragraph-count="7" meta:word-count="25" meta:character-count="162" meta:non-whitespace-character-count="138"/>
  </office:meta>
</office:document-meta>
</file>